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Handler.getUniquePrefix( String uri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Handler.startElement( String namespaceURI , String localName , String qName ,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por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spaceContext.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paceContex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Handler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Handler.ImportHandler( Importer importer , NamespaceResolver nsResolver , NamespaceRegistry nsReg , NameFactory nameFactory , PathFactory 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port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Handler.start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spaceContext.getPrefix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spaceContext.p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.pus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Handler.startPrefixMapping( String prefix ,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mport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Context.declarePrefix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